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>
      <style:map style:condition="cell-content()=&quot;Done&quot;" style:apply-style-name="Good" style:base-cell-address="Task.E1"/>
    </style:style>
    <style:style style:name="ce17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E1"/>
    </style:style>
    <style:style style:name="ce18" style:family="table-cell" style:parent-style-name="Default">
      <style:map style:condition="cell-content()=&quot;Done&quot;" style:apply-style-name="Good" style:base-cell-address="Task.E1"/>
    </style:style>
    <style:style style:name="ce19" style:family="table-cell" style:parent-style-name="Default">
      <style:map style:condition="cell-content()=&quot;Pending&quot;" style:apply-style-name="Note" style:base-cell-address="Task.E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5"/>
        <table:table-column table:style-name="co4" table:default-cell-style-name="ce18"/>
        <table:table-column table:style-name="co4" table:number-columns-repeated="1019" table:default-cell-style-name="Default"/>
        <table:table-row table:style-name="ro1">
          <table:table-cell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3"/>
          <table:covered-table-cell table:style-name="ce16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4" office:value-type="string" calcext:value-type="string">
            <text:p>SubTask Status</text:p>
          </table:table-cell>
          <table:table-cell table:style-name="ce17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D1048576">
            <calcext:condition calcext:apply-style-name="Note" calcext:value="=&quot;Pending&quot;" calcext:base-cell-address="Task.D1"/>
          </calcext:conditional-format>
          <calcext:conditional-format calcext:target-range-address="Task.E32:Task.E1048576 Task.E1:Task.E30">
            <calcext:condition calcext:apply-style-name="Good" calcext:value="=&quot;Done&quot;" calcext:base-cell-address="Task.E1"/>
          </calcext:conditional-format>
          <calcext:conditional-format calcext:target-range-address="Task.E1:Task.E1048576">
            <calcext:condition calcext:apply-style-name="Note" calcext:value="=&quot;Pending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1">
          <table:table-cell office:value-type="string" calcext:value-type="string">
            <text:p>Rest API should be secure</text:p>
          </table:table-cell>
        </table:table-row>
        <table:table-row table:style-name="ro1">
          <table:table-cell office:value-type="string" calcext:value-type="string">
            <text:p>Use H2 in memory database</text:p>
          </table:table-cell>
        </table:table-row>
        <table:table-row table:style-name="ro1">
          <table:table-cell office:value-type="string" calcext:value-type="string">
            <text:p>Use Spring JPA</text:p>
          </table:table-cell>
        </table:table-row>
        <table:table-row table:style-name="ro1">
          <table:table-cell office:value-type="string" calcext:value-type="string">
            <text:p>Use Spring Security</text:p>
          </table:table-cell>
        </table:table-row>
        <table:table-row table:style-name="ro1">
          <table:table-cell office:value-type="string" calcext:value-type="string">
            <text:p>Provide Screenshots</text:p>
          </table:table-cell>
        </table:table-row>
        <table:table-row table:style-name="ro1">
          <table:table-cell office:value-type="string" calcext:value-type="string">
            <text:p>Provide Screen Recorded video(Optional)</text:p>
          </table:table-cell>
        </table:table-row>
        <table:table-row table:style-name="ro1">
          <table:table-cell office:value-type="string" calcext:value-type="string">
            <text:p>Follow standard project structure</text:p>
          </table:table-cell>
        </table:table-row>
        <table:table-row table:style-name="ro1">
          <table:table-cell office:value-type="string" calcext:value-type="string">
            <text:p>Follow naming conventions and indentations</text:p>
          </table:table-cell>
        </table:table-row>
        <table:table-row table:style-name="ro1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4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00:11:57.0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2T00:35:50.636000000</dc:date>
    <meta:editing-duration>PT5H15S</meta:editing-duration>
    <meta:editing-cycles>90</meta:editing-cycles>
    <meta:document-statistic meta:table-count="4" meta:cell-count="180" meta:object-count="0"/>
  </office:meta>
</office:document-meta>
</file>